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2" style:family="paragraph" style:parent-style-name="Text_20_body">
      <style:text-properties fo:language="zxx" fo:country="none" style:language-asian="zxx" style:country-asian="none" style:language-complex="zxx" style:country-complex="none"/>
    </style:style>
    <style:style style:name="P3" style:family="paragraph" style:parent-style-name="Text_20_body">
      <style:text-properties fo:language="zxx" fo:country="none" officeooo:paragraph-rsid="0001692a"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 building nuclear power stations the best way to provide 'clean' energy? </text:p>
      <text:p text:style-name="P2">Nuclear energy is often seen as a clean energy source because it does not produce greenhouse gases during operation. However, building nuclear power stations is not the only way to provide clean energy, and there are both good and bad points to consider.</text:p>
      <text:p text:style-name="P2">One advantage of nuclear energy is that it can reduce the amount of carbon dioxide (CO2) in the air. According to the International Atomic Energy Agency, replacing fossil fuel-based electricity with nuclear energy could reduce CO2 emissions by up to 70%. Nuclear power plants also have a high capacity factor, meaning they can produce a lot of electricity for a long time. This makes them a reliable source of energy compared to some renewable sources, which may not work all the time.</text:p>
      <text:p text:style-name="P2">There are also some disadvantages to nuclear energy. One big problem is nuclear waste. Nuclear power plants produce radioactive waste that must be stored for many years. There is no safe way to get rid of this waste yet, and it can be expensive to manage. Another concern is safety. While nuclear power plants are not likely to have accidents, they can be very serious if they do happen. Finally, building nuclear power plants can be very expensive. The International Energy Agency estimates that the cost of building a nuclear power plant can be up to three times more than the cost of building a renewable energy project.</text:p>
      <text:p text:style-name="P3"><text:s/>In conclusion, while nuclear energy has some benefits as a clean energy source, it also has drawbacks. Building nuclear power stations may be one way to provide clean energy, but it is important to consider the costs and risks. There may be other options that are more affordable and safer, such as investing in renewable energy sources or improving energy efficienc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8T01:54:27.392000000</meta:creation-date>
    <dc:date>2022-12-28T02:09:35.664000000</dc:date>
    <meta:editing-duration>PT4M56S</meta:editing-duration>
    <meta:editing-cycles>1</meta:editing-cycles>
    <meta:document-statistic meta:table-count="0" meta:image-count="0" meta:object-count="0" meta:page-count="1" meta:paragraph-count="5" meta:word-count="306" meta:character-count="1806" meta:non-whitespace-character-count="1503"/>
    <meta:generator>LibreOffice/7.3.3.2$Windows_X86_64 LibreOffice_project/d1d0ea68f081ee2800a922cac8f79445e4603348</meta:generator>
  </office:meta>
</office:document-meta>
</file>